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B0000009F27B15C6934BF75D2.png" manifest:media-type="image/png"/>
  <manifest:file-entry manifest:full-path="Pictures/100000010000034A000003893E8FE384ABAF66A2.png" manifest:media-type="image/png"/>
  <manifest:file-entry manifest:full-path="Pictures/1000000100000357000003802BDAE6C9CA3DF8AA.png" manifest:media-type="image/png"/>
  <manifest:file-entry manifest:full-path="Pictures/100000010000034F000000E8A11025768411A4F3.png" manifest:media-type="image/png"/>
  <manifest:file-entry manifest:full-path="Pictures/1000000100000355000002FB44095129ACB4AB83.png" manifest:media-type="image/png"/>
  <manifest:file-entry manifest:full-path="Pictures/1000000100000353000000CD5D68DF6592E25290.png" manifest:media-type="image/png"/>
  <manifest:file-entry manifest:full-path="Pictures/10000001000003300000026ECC58C3C9F4B7CAC8.png" manifest:media-type="image/png"/>
  <manifest:file-entry manifest:full-path="Pictures/1000000100000317000000A4E57F9EDFFDD77C4A.png" manifest:media-type="image/png"/>
  <manifest:file-entry manifest:full-path="Pictures/100000010000033300000228DAA2E6B07FC93323.png" manifest:media-type="image/png"/>
  <manifest:file-entry manifest:full-path="Pictures/1000000100000359000001221B4EF13E0BC764D0.png" manifest:media-type="image/png"/>
  <manifest:file-entry manifest:full-path="Pictures/10000001000003520000010F2392CF8740218C15.png" manifest:media-type="image/png"/>
  <manifest:file-entry manifest:full-path="Pictures/100000010000034C000001C2063C7BDE5737AD0A.png" manifest:media-type="image/png"/>
  <manifest:file-entry manifest:full-path="Pictures/100000010000035300000107FAC12FA43A2407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f1f" officeooo:paragraph-rsid="001e7f1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6.9252in" svg:height="2.1398in" draw:z-index="0"><draw:image xlink:href="Pictures/100000010000035300000107FAC12FA43A2407D1.png" xlink:type="simple" xlink:show="embed" xlink:actuate="onLoad" draw:mime-type="image/png"/></draw:frame></text:p>
      <text:p text:style-name="Standard"/>
      <text:p text:style-name="Standard"><draw:frame draw:style-name="fr1" draw:name="Image2" text:anchor-type="as-char" svg:width="6.9252in" svg:height="3.6917in" draw:z-index="1"><draw:image xlink:href="Pictures/100000010000034C000001C2063C7BDE5737AD0A.png" xlink:type="simple" xlink:show="embed" xlink:actuate="onLoad" draw:mime-type="image/png"/></draw:frame></text:p>
      <text:p text:style-name="Standard"/>
      <text:p text:style-name="Standard"><draw:frame draw:style-name="fr1" draw:name="Image3" text:anchor-type="as-char" svg:width="6.9252in" svg:height="2.3429in" draw:z-index="2"><draw:image xlink:href="Pictures/1000000100000359000001221B4EF13E0BC764D0.png" xlink:type="simple" xlink:show="embed" xlink:actuate="onLoad" draw:mime-type="image/png"/></draw:frame></text:p>
      <text:p text:style-name="Standard"/>
      <text:p text:style-name="Standard"><text:soft-page-break/><draw:frame draw:style-name="fr1" draw:name="Image4" text:anchor-type="as-char" svg:width="6.9252in" svg:height="4.6673in" draw:z-index="3"><draw:image xlink:href="Pictures/100000010000033300000228DAA2E6B07FC93323.png" xlink:type="simple" xlink:show="embed" xlink:actuate="onLoad" draw:mime-type="image/png"/></draw:frame></text:p>
      <text:p text:style-name="Standard"/>
      <text:p text:style-name="P1">Continues on next page...</text:p>
      <text:p text:style-name="Standard"><text:soft-page-break/><draw:frame draw:style-name="fr1" draw:name="Image5" text:anchor-type="as-char" svg:width="6.9252in" svg:height="5.2783in" draw:z-index="4"><draw:image xlink:href="Pictures/10000001000003300000026ECC58C3C9F4B7CAC8.png" xlink:type="simple" xlink:show="embed" xlink:actuate="onLoad" draw:mime-type="image/png"/></draw:frame></text:p>
      <text:p text:style-name="Standard"/>
      <text:p text:style-name="Standard"><draw:frame draw:style-name="fr1" draw:name="Image6" text:anchor-type="as-char" svg:width="6.9252in" svg:height="2.2075in" draw:z-index="5"><draw:image xlink:href="Pictures/10000001000003520000010F2392CF8740218C15.png" xlink:type="simple" xlink:show="embed" xlink:actuate="onLoad" draw:mime-type="image/png"/></draw:frame></text:p>
      <text:p text:style-name="Standard"/>
      <text:p text:style-name="Standard"><text:soft-page-break/><draw:frame draw:style-name="fr1" draw:name="Image7" text:anchor-type="as-char" svg:width="6.9252in" svg:height="1.6681in" draw:z-index="6"><draw:image xlink:href="Pictures/1000000100000353000000CD5D68DF6592E25290.png" xlink:type="simple" xlink:show="embed" xlink:actuate="onLoad" draw:mime-type="image/png"/></draw:frame></text:p>
      <text:p text:style-name="Standard"><draw:frame draw:style-name="fr1" draw:name="Image8" text:anchor-type="as-char" svg:width="6.9252in" svg:height="1.8965in" draw:z-index="7"><draw:image xlink:href="Pictures/100000010000034F000000E8A11025768411A4F3.png" xlink:type="simple" xlink:show="embed" xlink:actuate="onLoad" draw:mime-type="image/png"/></draw:frame></text:p>
      <text:p text:style-name="Standard"/>
      <text:p text:style-name="Standard"><text:soft-page-break/><draw:frame draw:style-name="fr1" draw:name="Image9" text:anchor-type="as-char" svg:width="6.9252in" svg:height="6.1937in" draw:z-index="8"><draw:image xlink:href="Pictures/1000000100000355000002FB44095129ACB4AB83.png" xlink:type="simple" xlink:show="embed" xlink:actuate="onLoad" draw:mime-type="image/png"/></draw:frame></text:p>
      <text:p text:style-name="Standard"><draw:frame draw:style-name="fr1" draw:name="Image10" text:anchor-type="as-char" svg:width="6.9252in" svg:height="1.4354in" draw:z-index="9"><draw:image xlink:href="Pictures/1000000100000317000000A4E57F9EDFFDD77C4A.png" xlink:type="simple" xlink:show="embed" xlink:actuate="onLoad" draw:mime-type="image/png"/></draw:frame></text:p>
      <text:p text:style-name="Standard"/>
      <text:p text:style-name="Standard"><text:soft-page-break/><draw:frame draw:style-name="fr1" draw:name="Image11" text:anchor-type="as-char" svg:width="6.9252in" svg:height="7.4429in" draw:z-index="10"><draw:image xlink:href="Pictures/100000010000034A000003893E8FE384ABAF66A2.png" xlink:type="simple" xlink:show="embed" xlink:actuate="onLoad" draw:mime-type="image/png"/></draw:frame></text:p>
      <text:p text:style-name="Standard"><draw:frame draw:style-name="fr1" draw:name="Image12" text:anchor-type="as-char" svg:width="6.9252in" svg:height="1.3846in" draw:z-index="11"><draw:image xlink:href="Pictures/100000010000031B0000009F27B15C6934BF75D2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Image13" text:anchor-type="as-char" svg:width="6.9252in" svg:height="7.2571in" draw:z-index="12"><draw:image xlink:href="Pictures/1000000100000357000003802BDAE6C9CA3DF8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0:55:38.102300717</meta:creation-date>
    <dc:date>2024-08-27T11:03:17.280928084</dc:date>
    <meta:editing-duration>PT7M39S</meta:editing-duration>
    <meta:editing-cycles>1</meta:editing-cycles>
    <meta:document-statistic meta:table-count="0" meta:image-count="13" meta:object-count="0" meta:page-count="7" meta:paragraph-count="14" meta:word-count="4" meta:character-count="25" meta:non-whitespace-character-count="22"/>
    <meta:generator>LibreOffice/7.3.7.2$Linux_X86_64 LibreOffice_project/30$Build-2</meta:generator>
  </office:meta>
</office:document-meta>
</file>